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F00000260E225BFD111E1FC91.png" manifest:media-type="image/png"/>
  <manifest:file-entry manifest:full-path="Pictures/10000201000001280000018D1956A624544C5FBE.png" manifest:media-type="image/png"/>
  <manifest:file-entry manifest:full-path="Pictures/1000020100000045000000A08E5EF2234CA5B973.png" manifest:media-type="image/png"/>
  <manifest:file-entry manifest:full-path="Pictures/100002010000011B000000D0DA0E2A77173B1099.png" manifest:media-type="image/png"/>
  <manifest:file-entry manifest:full-path="Pictures/1000020100000108000001431A7FB2AE687F4132.png" manifest:media-type="image/png"/>
  <manifest:file-entry manifest:full-path="Pictures/10000201000002470000034C0DD50B7DD63A594E.png" manifest:media-type="image/png"/>
  <manifest:file-entry manifest:full-path="Pictures/10000201000002AE000000E5015CA1061A745324.png" manifest:media-type="image/png"/>
  <manifest:file-entry manifest:full-path="Pictures/10000201000000EB000000DCC7573B82062513B0.png" manifest:media-type="image/png"/>
  <manifest:file-entry manifest:full-path="Pictures/10000201000001EC000001E09EB87E98AF6A39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Wire_20_Hole">
      <style:graphic-properties draw:textarea-vertical-align="middle" draw:auto-grow-height="false" fo:min-height="0.739cm" fo:min-width="0.48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CAN">
      <style:graphic-properties draw:textarea-vertical-align="middle"/>
    </style:style>
    <style:style style:name="gr6" style:family="graphic" style:parent-style-name="_31_2v_20_From_20_Battery">
      <style:graphic-properties draw:textarea-vertical-align="middle"/>
    </style:style>
    <style:style style:name="gr7" style:family="graphic" style:parent-style-name="_31_2v">
      <style:graphic-properties draw:textarea-vertical-align="middle"/>
    </style:style>
    <style:style style:name="gr8" style:family="graphic" style:parent-style-name="Ethernet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6" draw:id="id16" draw:layer="layout" svg:width="1.397cm" svg:height="1.397cm" svg:x="14.605cm" svg:y="43.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397cm" svg:height="1.397cm" svg:x="14.605cm" svg:y="40.59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397cm" svg:height="1.397cm" svg:x="14.652cm" svg:y="45.21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397cm" svg:height="1.397cm" svg:x="14.652cm" svg:y="47.83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6" draw:id="id6" draw:layer="layout" svg:width="2.489cm" svg:height="7.01cm" draw:transform="rotate (1.5707963267949) translate (16.231cm 42.494cm)">
          <draw:image xlink:href="Pictures/1000020100000045000000A08E5EF2234CA5B973.png" xlink:type="simple" xlink:show="embed" xlink:actuate="onLoad">
            <text:p text:style-name="P1">CAN5</text:p>
          </draw:image>
          <draw:glue-point draw:id="4" svg:x="-4.529cm" svg:y="-3.467cm"/>
          <draw:glue-point draw:id="6" svg:x="4.495cm" svg:y="-3.467cm"/>
          <draw:glue-point draw:id="8" svg:x="-4.532cm" svg:y="-0.405cm"/>
        </draw:frame>
        <draw:frame draw:style-name="gr2" draw:text-style-name="P1" xml:id="id2" draw:id="id2" draw:layer="layout" svg:width="5cm" svg:height="7cm" svg:x="9.398cm" svg:y="43.899cm">
          <draw:image xlink:href="Pictures/1000020100000108000001431A7FB2AE687F4132.png" xlink:type="simple" xlink:show="embed" xlink:actuate="onLoad">
            <text:p text:style-name="P1">CAN1</text:p>
          </draw:image>
          <draw:glue-point draw:id="4" svg:x="-4.144cm" svg:y="-2.78cm"/>
          <draw:glue-point draw:id="5" svg:x="-4.144cm" svg:y="-1.71cm"/>
          <draw:glue-point draw:id="6" svg:x="4.218cm" svg:y="-2.8cm"/>
          <draw:glue-point draw:id="7" svg:x="4.218cm" svg:y="-1.71cm"/>
          <draw:glue-point draw:id="8" svg:x="1.184cm" svg:y="-4.25cm"/>
          <draw:glue-point draw:id="9" svg:x="-3.636cm" svg:y="-0.26cm"/>
          <draw:glue-point draw:id="10" svg:x="-3.604cm" svg:y="0.82cm"/>
          <draw:glue-point draw:id="11" svg:x="-3.614cm" svg:y="1.91cm"/>
          <draw:glue-point draw:id="12" svg:x="-3.65cm" svg:y="2.82cm"/>
          <draw:glue-point draw:id="13" svg:x="3.718cm" svg:y="-0.08cm"/>
          <draw:glue-point draw:id="14" svg:x="3.984cm" svg:y="0.81cm"/>
          <draw:glue-point draw:id="15" svg:x="3.674cm" svg:y="1.91cm"/>
          <draw:glue-point draw:id="16" svg:x="3.73cm" svg:y="2.83cm"/>
        </draw:frame>
        <draw:frame draw:style-name="gr3" draw:text-style-name="P1" xml:id="id1" draw:id="id1" draw:layer="layout" svg:width="11.48cm" svg:height="19.466cm" svg:x="1.905cm" svg:y="23.036cm">
          <draw:image xlink:href="Pictures/100002010000017F00000260E225BFD111E1FC91.png" xlink:type="simple" xlink:show="embed" xlink:actuate="onLoad">
            <text:p/>
          </draw:image>
          <draw:glue-point draw:id="4" svg:x="-3.067cm" svg:y="4.829cm" draw:escape-direction="down"/>
          <draw:glue-point draw:id="5" svg:x="-0.866cm" svg:y="4.764cm" draw:escape-direction="down"/>
          <draw:glue-point draw:id="8" svg:x="4.662cm" svg:y="1.509cm"/>
          <draw:glue-point draw:id="9" svg:x="4.66cm" svg:y="2.561cm"/>
          <draw:glue-point draw:id="10" svg:x="4.662cm" svg:y="0.465cm"/>
          <draw:glue-point draw:id="11" svg:x="4.662cm" svg:y="-0.579cm"/>
          <draw:glue-point draw:id="12" svg:x="-4.71cm" svg:y="-0.502cm"/>
          <draw:glue-point draw:id="13" svg:x="-4.711cm" svg:y="0.479cm"/>
          <draw:glue-point draw:id="14" svg:x="-4.694cm" svg:y="1.575cm"/>
          <draw:glue-point draw:id="15" svg:x="-4.716cm" svg:y="2.613cm"/>
          <draw:glue-point draw:id="16" svg:x="-4.489cm" svg:y="-1.544cm"/>
          <draw:glue-point draw:id="17" svg:x="-4.491cm" svg:y="-2.327cm"/>
          <draw:glue-point draw:id="18" svg:x="-4.506cm" svg:y="-3.107cm"/>
          <draw:glue-point draw:id="19" svg:x="-4.506cm" svg:y="-3.889cm"/>
          <draw:glue-point draw:id="20" svg:x="4.443cm" svg:y="-3.888cm"/>
          <draw:glue-point draw:id="21" svg:x="4.444cm" svg:y="-3.117cm"/>
          <draw:glue-point draw:id="22" svg:x="4.445cm" svg:y="-2.389cm"/>
          <draw:glue-point draw:id="23" svg:x="4.426cm" svg:y="-1.674cm"/>
          <draw:glue-point draw:id="24" svg:x="3.561cm" svg:y="3.917cm"/>
          <draw:glue-point draw:id="25" svg:x="3.56cm" svg:y="4.313cm"/>
        </draw:frame>
        <draw:frame draw:style-name="gr3" draw:text-style-name="P1" xml:id="id11" draw:id="id11" draw:layer="layout" svg:width="5cm" svg:height="5cm" draw:transform="rotate (-3.14159265358979) translate (21.764cm 27.643cm)">
          <draw:image xlink:href="Pictures/10000201000000EB000000DCC7573B82062513B0.png" xlink:type="simple" xlink:show="embed" xlink:actuate="onLoad">
            <text:p/>
          </draw:image>
          <draw:glue-point draw:id="4" svg:x="-4.144cm" svg:y="1.964cm"/>
          <draw:glue-point draw:id="5" svg:x="-4.142cm" svg:y="0.684cm"/>
          <draw:glue-point draw:id="6" svg:x="-4.1cm" svg:y="-0.84cm"/>
          <draw:glue-point draw:id="7" svg:x="-4.142cm" svg:y="-2.12cm"/>
          <draw:glue-point draw:id="8" svg:x="4.236cm" svg:y="1.978cm"/>
          <draw:glue-point draw:id="9" svg:x="4.234cm" svg:y="0.658cm"/>
          <draw:glue-point draw:id="10" svg:x="4.234cm" svg:y="-0.872cm"/>
          <draw:glue-point draw:id="11" svg:x="4.242cm" svg:y="-2.11cm"/>
          <draw:glue-point draw:id="12" svg:x="0.09cm" svg:y="3.476cm"/>
        </draw:frame>
        <draw:frame draw:style-name="gr3" draw:text-style-name="P1" xml:id="id12" draw:id="id12" draw:layer="layout" svg:width="7cm" svg:height="9.5cm" draw:transform="rotate (-3.14159265358979) translate (30.099cm 26.602cm)">
          <draw:image xlink:href="Pictures/10000201000001280000018D1956A624544C5FBE.png" xlink:type="simple" xlink:show="embed" xlink:actuate="onLoad">
            <text:p/>
          </draw:image>
          <draw:glue-point draw:id="4" svg:x="-2.62cm" svg:y="4.731cm" draw:escape-direction="down"/>
          <draw:glue-point draw:id="5" svg:x="-0.622cm" svg:y="4.722cm" draw:escape-direction="down"/>
          <draw:glue-point draw:id="6" svg:x="1.007cm" svg:y="4.722cm" draw:escape-direction="down"/>
        </draw:frame>
        <draw:frame draw:style-name="gr3" draw:text-style-name="P1" xml:id="id9" draw:id="id9" draw:layer="layout" svg:width="7cm" svg:height="5cm" svg:x="1.255cm" svg:y="45.757cm">
          <draw:image xlink:href="Pictures/100002010000011B000000D0DA0E2A77173B1099.png" xlink:type="simple" xlink:show="embed" xlink:actuate="onLoad">
            <text:p/>
          </draw:image>
          <draw:glue-point draw:id="4" svg:x="-4.242cm" svg:y="-2.714cm" draw:escape-direction="left"/>
          <draw:glue-point draw:id="5" svg:x="4.07cm" svg:y="2.62cm"/>
        </draw:frame>
        <draw:frame draw:style-name="gr3" draw:text-style-name="P1" xml:id="id7" draw:id="id7" draw:layer="layout" svg:width="14.501cm" svg:height="14.247cm" svg:x="27.305cm" svg:y="36.637cm">
          <draw:image xlink:href="Pictures/10000201000001EC000001E09EB87E98AF6A3979.png" xlink:type="simple" xlink:show="embed" xlink:actuate="onLoad">
            <text:p/>
          </draw:image>
          <draw:glue-point draw:id="4" svg:x="1.581cm" svg:y="-3.922cm"/>
          <draw:glue-point draw:id="5" svg:x="0.18cm" svg:y="-4.446cm"/>
          <draw:glue-point draw:id="6" svg:x="0.171cm" svg:y="-3.837cm"/>
          <draw:glue-point draw:id="7" svg:x="-2.715cm" svg:y="-4.194cm"/>
          <draw:glue-point draw:id="8" svg:x="-4.456cm" svg:y="-3.669cm"/>
          <draw:glue-point draw:id="9" svg:x="-4.367cm" svg:y="-2.678cm"/>
          <draw:glue-point draw:id="10" svg:x="-4.381cm" svg:y="-1.965cm"/>
          <draw:glue-point draw:id="11" svg:x="-4.352cm" svg:y="-1.075cm"/>
          <draw:glue-point draw:id="12" svg:x="-4.367cm" svg:y="-0.538cm"/>
          <draw:glue-point draw:id="13" svg:x="-4.367cm" svg:y="-0.004cm"/>
          <draw:glue-point draw:id="14" svg:x="-4.367cm" svg:y="0.434cm"/>
          <draw:glue-point draw:id="15" svg:x="-4.365cm" svg:y="1.058cm"/>
          <draw:glue-point draw:id="16" svg:x="-4.383cm" svg:y="1.593cm"/>
          <draw:glue-point draw:id="17" svg:x="-4.381cm" svg:y="2.129cm"/>
          <draw:glue-point draw:id="18" svg:x="-4.367cm" svg:y="2.574cm"/>
          <draw:glue-point draw:id="19" svg:x="-4.381cm" svg:y="3.198cm"/>
          <draw:glue-point draw:id="20" svg:x="-4.456cm" svg:y="3.658cm"/>
          <draw:glue-point draw:id="21" svg:x="-3.405cm" svg:y="4.533cm"/>
          <draw:glue-point draw:id="22" svg:x="-1.826cm" svg:y="4.446cm"/>
          <draw:glue-point draw:id="23" svg:x="-1.39cm" svg:y="4.444cm"/>
          <draw:glue-point draw:id="24" svg:x="-0.775cm" svg:y="4.446cm"/>
          <draw:glue-point draw:id="25" svg:x="-0.339cm" svg:y="4.446cm"/>
          <draw:glue-point draw:id="26" svg:x="0.355cm" svg:y="4.446cm"/>
          <draw:glue-point draw:id="27" svg:x="0.882cm" svg:y="4.43cm"/>
          <draw:glue-point draw:id="28" svg:x="1.319cm" svg:y="4.446cm"/>
          <draw:glue-point draw:id="29" svg:x="1.946cm" svg:y="4.536cm"/>
          <draw:glue-point draw:id="30" svg:x="4.383cm" svg:y="3.554cm"/>
          <draw:glue-point draw:id="31" svg:x="4.383cm" svg:y="3.02cm"/>
          <draw:glue-point draw:id="32" svg:x="4.385cm" svg:y="2.499cm"/>
          <draw:glue-point draw:id="33" svg:x="4.383cm" svg:y="1.95cm"/>
          <draw:glue-point draw:id="34" svg:x="4.399cm" svg:y="1.505cm"/>
          <draw:glue-point draw:id="35" svg:x="4.385cm" svg:y="0.969cm"/>
          <draw:glue-point draw:id="36" svg:x="4.385cm" svg:y="0.343cm"/>
          <draw:glue-point draw:id="37" svg:x="4.385cm" svg:y="-0.196cm"/>
          <draw:glue-point draw:id="38" svg:x="4.383cm" svg:y="-0.717cm"/>
          <draw:glue-point draw:id="39" svg:x="4.381cm" svg:y="-1.252cm"/>
          <draw:glue-point draw:id="40" svg:x="2.983cm" svg:y="-4.105cm"/>
        </draw:frame>
        <draw:frame draw:style-name="gr3" draw:text-style-name="P1" xml:id="id27" draw:id="id27" draw:layer="layout" svg:width="10cm" svg:height="5.5cm" draw:transform="rotate (-1.5707963267949) translate (40.132cm 23.325cm)">
          <draw:image xlink:href="Pictures/10000201000002AE000000E5015CA1061A745324.png" xlink:type="simple" xlink:show="embed" xlink:actuate="onLoad">
            <text:p/>
          </draw:image>
          <draw:glue-point draw:id="4" svg:x="-2.158cm" svg:y="3.501cm"/>
          <draw:glue-point draw:id="5" svg:x="-1.696cm" svg:y="-2.831cm"/>
        </draw:frame>
        <draw:frame draw:style-name="gr3" draw:text-style-name="P1" xml:id="id24" draw:id="id24" draw:layer="layout" svg:width="4.751cm" svg:height="7.5cm" svg:x="9.727cm" svg:y="13.927cm">
          <draw:image xlink:href="Pictures/10000201000002470000034C0DD50B7DD63A594E.png" xlink:type="simple" xlink:show="embed" xlink:actuate="onLoad">
            <text:p/>
          </draw:image>
          <draw:glue-point draw:id="4" svg:x="0.079cm" svg:y="2.62cm"/>
          <draw:glue-point draw:id="6" svg:x="0.079cm" svg:y="-3.137cm"/>
          <draw:glue-point draw:id="8" svg:x="3.125cm" svg:y="2.604cm"/>
        </draw:frame>
        <draw:frame draw:style-name="gr2" draw:text-style-name="P1" xml:id="id5" draw:id="id5" draw:layer="layout" svg:width="2.489cm" svg:height="7.01cm" draw:transform="rotate (1.5707963267949) translate (16.231cm 44.995cm)">
          <draw:image xlink:href="Pictures/1000020100000045000000A08E5EF2234CA5B973.png" xlink:type="simple" xlink:show="embed" xlink:actuate="onLoad">
            <text:p text:style-name="P1">CAN4</text:p>
          </draw:image>
          <draw:glue-point draw:id="4" svg:x="-4.529cm" svg:y="-3.467cm"/>
          <draw:glue-point draw:id="6" svg:x="4.495cm" svg:y="-3.467cm"/>
          <draw:glue-point draw:id="8" svg:x="-4.532cm" svg:y="-0.405cm"/>
        </draw:frame>
        <draw:frame draw:style-name="gr2" draw:text-style-name="P1" xml:id="id4" draw:id="id4" draw:layer="layout" svg:width="2.489cm" svg:height="7.01cm" draw:transform="rotate (1.5707963267949) translate (16.231cm 47.495cm)">
          <draw:image xlink:href="Pictures/1000020100000045000000A08E5EF2234CA5B973.png" xlink:type="simple" xlink:show="embed" xlink:actuate="onLoad">
            <text:p text:style-name="P1"><text:s/>CAN3</text:p>
          </draw:image>
          <draw:glue-point draw:id="4" svg:x="-4.529cm" svg:y="-3.467cm"/>
          <draw:glue-point draw:id="6" svg:x="4.495cm" svg:y="-3.467cm"/>
          <draw:glue-point draw:id="8" svg:x="-4.532cm" svg:y="-0.405cm"/>
        </draw:frame>
        <draw:frame draw:style-name="gr2" draw:text-style-name="P1" xml:id="id3" draw:id="id3" draw:layer="layout" svg:width="2.489cm" svg:height="7.01cm" draw:transform="rotate (1.5707963267949) translate (16.231cm 49.995cm)">
          <draw:image xlink:href="Pictures/1000020100000045000000A08E5EF2234CA5B973.png" xlink:type="simple" xlink:show="embed" xlink:actuate="onLoad">
            <text:p text:style-name="P1">CAN2</text:p>
          </draw:image>
          <draw:glue-point draw:id="4" svg:x="-4.529cm" svg:y="-3.467cm"/>
          <draw:glue-point draw:id="6" svg:x="4.495cm" svg:y="-3.467cm"/>
          <draw:glue-point draw:id="8" svg:x="-4.532cm" svg:y="-0.405cm"/>
        </draw:frame>
        <draw:polygon draw:style-name="gr4" draw:text-style-name="P2" draw:layer="layout" svg:width="12.999cm" svg:height="9.999cm" svg:x="16cm" svg:y="29.1cm" svg:viewBox="0 0 13000 10000" draw:points="0,0 13000,0 6268,10000">
          <text:p/>
        </draw:polygon>
        <draw:connector draw:style-name="gr5" draw:text-style-name="P1" draw:layer="layout" svg:x1="11.733cm" svg:y1="40.393cm" svg:x2="14.007cm" svg:y2="45.439cm" draw:start-shape="id1" draw:start-glue-point="24" draw:end-shape="id2" draw:end-glue-point="6" svg:d="M11733 40393h3165v5046h-891" svg:viewBox="0 0 3166 5047">
          <text:p/>
        </draw:connector>
        <draw:connector draw:style-name="gr5" draw:text-style-name="P1" draw:layer="layout" svg:x1="14.007cm" svg:y1="46.202cm" svg:x2="16.56cm" svg:y2="48.65cm" draw:start-shape="id2" draw:start-glue-point="7" draw:end-shape="id3" draw:end-glue-point="8" svg:d="M14007 46202h1308v2448h1245" svg:viewBox="0 0 2554 2449">
          <text:p/>
        </draw:connector>
        <draw:connector draw:style-name="gr5" draw:text-style-name="P1" draw:layer="layout" svg:x1="16.56cm" svg:y1="48.65cm" svg:x2="16.56cm" svg:y2="46.15cm" draw:start-shape="id3" draw:start-glue-point="8" draw:end-shape="id4" draw:end-glue-point="8" svg:d="M16560 48650h-829v-2500h829" svg:viewBox="0 0 830 2501">
          <text:p/>
        </draw:connector>
        <draw:connector draw:style-name="gr5" draw:text-style-name="P1" draw:layer="layout" svg:x1="16.56cm" svg:y1="46.15cm" svg:x2="16.56cm" svg:y2="43.65cm" draw:start-shape="id4" draw:start-glue-point="8" draw:end-shape="id5" draw:end-glue-point="8" svg:d="M16560 46150h-829v-2500h829" svg:viewBox="0 0 830 2501">
          <text:p/>
        </draw:connector>
        <draw:connector draw:style-name="gr5" draw:text-style-name="P1" draw:layer="layout" svg:x1="16.56cm" svg:y1="43.65cm" svg:x2="16.56cm" svg:y2="41.149cm" draw:start-shape="id5" draw:start-glue-point="8" draw:end-shape="id6" draw:end-glue-point="8" svg:d="M16560 43650h-829v-2501h829" svg:viewBox="0 0 830 2502">
          <text:p/>
        </draw:connector>
        <draw:connector draw:style-name="gr5" draw:text-style-name="P1" xml:id="id8" draw:id="id8" draw:layer="layout" draw:line-skew="0cm 0.076cm" svg:x1="16.56cm" svg:y1="41.149cm" svg:x2="24.493cm" svg:y2="39.518cm" draw:start-shape="id6" draw:start-glue-point="8" svg:d="M16560 41149h-829v-1568h8762v-63" svg:viewBox="0 0 8763 1632">
          <text:p/>
        </draw:connector>
        <draw:connector draw:style-name="gr5" draw:text-style-name="P1" draw:layer="layout" draw:line-skew="-1.413cm" svg:x1="28.094cm" svg:y1="38.533cm" svg:x2="24.493cm" svg:y2="39.518cm" draw:start-shape="id7" draw:start-glue-point="8" draw:end-shape="id8" draw:end-glue-point="3" svg:d="M28094 38533h-3583v985h-18" svg:viewBox="0 0 3602 986">
          <text:p/>
        </draw:connector>
        <draw:connector draw:style-name="gr6" draw:text-style-name="P1" draw:layer="layout" svg:x1="6.651cm" svg:y1="42.042cm" svg:x2="7.604cm" svg:y2="49.567cm" draw:start-shape="id1" draw:start-glue-point="5" draw:end-shape="id9" draw:end-glue-point="5" svg:d="M6651 42042v2088h2104v5437h-1151" svg:viewBox="0 0 2105 7526">
          <text:p/>
        </draw:connector>
        <draw:connector draw:style-name="gr6" draw:text-style-name="P1" draw:layer="layout" svg:x1="1.786cm" svg:y1="46.9cm" svg:x2="0.885cm" svg:y2="52.862cm" draw:start-shape="id9" draw:start-glue-point="4" svg:d="M1786 46900h-1031v5962h130" svg:viewBox="0 0 1032 5963">
          <text:p/>
        </draw:connector>
        <draw:custom-shape draw:style-name="gr1" draw:text-style-name="P1" xml:id="id10" draw:id="id10" draw:layer="layout" svg:width="1.397cm" svg:height="1.397cm" svg:x="10.314cm" svg:y="42.27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.49cm" svg:y1="44.424cm" svg:x2="11.711cm" svg:y2="42.97cm" draw:start-shape="id2" draw:start-glue-point="8" draw:end-shape="id10" draw:end-glue-point="10" svg:d="M12490 44424v-1454h-779" svg:viewBox="0 0 780 1455">
          <text:p/>
        </draw:connector>
        <draw:connector draw:style-name="gr6" draw:text-style-name="P1" draw:layer="layout" draw:line-skew="-3.849cm" svg:x1="4.125cm" svg:y1="42.169cm" svg:x2="-0.693cm" svg:y2="52.747cm" draw:start-shape="id1" draw:start-glue-point="4" svg:d="M4125 42169v1857h-4818v8721" svg:viewBox="0 0 4819 10579">
          <text:p/>
        </draw:connector>
        <draw:connector draw:style-name="gr7" draw:text-style-name="P1" draw:layer="layout" svg:x1="12.745cm" svg:y1="25.201cm" svg:x2="19.309cm" svg:y2="26.881cm" draw:start-shape="id1" draw:start-glue-point="20" draw:end-shape="id11" draw:end-glue-point="12" svg:d="M12745 25201h2329v2943h4235v-1263" svg:viewBox="0 0 6565 2944">
          <text:p/>
        </draw:connector>
        <draw:connector draw:style-name="gr7" draw:text-style-name="P1" draw:layer="layout" svg:x1="21.381cm" svg:y1="25.472cm" svg:x2="24.765cm" svg:y2="26.346cm" draw:start-shape="id11" draw:start-glue-point="9" draw:end-shape="id12" draw:end-glue-point="4" svg:d="M21381 25472h1050v1631h2334v-757" svg:viewBox="0 0 3385 1632">
          <text:p/>
        </draw:connector>
        <draw:custom-shape draw:style-name="gr1" draw:text-style-name="P1" xml:id="id13" draw:id="id13" draw:layer="layout" svg:width="1.397cm" svg:height="1.397cm" svg:x="-1.816cm" svg:y="29.0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-0.419cm" svg:y1="29.758cm" svg:x2="2.492cm" svg:y2="29.764cm" draw:start-shape="id13" draw:start-glue-point="10" draw:end-shape="id1" draw:end-glue-point="16" svg:d="M-419 29758h1163v6h1748" svg:viewBox="0 0 2912 7">
          <text:p/>
        </draw:connector>
        <draw:connector draw:style-name="gr7" draw:text-style-name="P1" draw:layer="layout" svg:x1="16.562cm" svg:y1="47.888cm" svg:x2="16.049cm" svg:y2="48.535cm" draw:start-shape="id3" draw:start-glue-point="4" draw:end-shape="id14" draw:end-glue-point="10" svg:d="M16562 47888h-421v647h-92" svg:viewBox="0 0 514 648">
          <text:p/>
        </draw:connector>
        <draw:connector draw:style-name="gr7" draw:text-style-name="P1" draw:layer="layout" svg:x1="16.562cm" svg:y1="45.388cm" svg:x2="16.049cm" svg:y2="45.91cm" draw:start-shape="id4" draw:start-glue-point="4" draw:end-shape="id15" draw:end-glue-point="10" svg:d="M16562 45388h-421v522h-92" svg:viewBox="0 0 514 523">
          <text:p/>
        </draw:connector>
        <draw:connector draw:style-name="gr7" draw:text-style-name="P1" draw:layer="layout" svg:x1="16.562cm" svg:y1="42.888cm" svg:x2="16.002cm" svg:y2="43.709cm" draw:start-shape="id5" draw:start-glue-point="4" draw:end-shape="id16" draw:end-glue-point="10" svg:d="M16562 42888h-445v821h-115" svg:viewBox="0 0 561 822">
          <text:p/>
        </draw:connector>
        <draw:connector draw:style-name="gr7" draw:text-style-name="P1" draw:layer="layout" svg:x1="16.562cm" svg:y1="40.387cm" svg:x2="16.002cm" svg:y2="41.296cm" draw:start-shape="id6" draw:start-glue-point="4" draw:end-shape="id17" draw:end-glue-point="10" svg:d="M16562 40387h-445v909h-115" svg:viewBox="0 0 561 910">
          <text:p/>
        </draw:connector>
        <draw:custom-shape draw:style-name="gr1" draw:text-style-name="P1" xml:id="id20" draw:id="id20" draw:layer="layout" svg:width="1.397cm" svg:height="1.397cm" svg:x="-1.802cm" svg:y="33.00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397cm" svg:height="1.397cm" svg:x="-1.802cm" svg:y="31.09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397cm" svg:height="1.397cm" svg:x="-1.802cm" svg:y="35.11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397cm" svg:height="1.397cm" svg:x="-1.802cm" svg:y="37.1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.232cm" svg:y1="37.855cm" svg:x2="-0.405cm" svg:y2="37.842cm" draw:start-shape="id1" draw:start-glue-point="15" draw:end-shape="id18" draw:end-glue-point="10" svg:d="M2232 37855h-1481v-13h-1156" svg:viewBox="0 0 2638 14">
          <text:p/>
        </draw:connector>
        <draw:connector draw:style-name="gr7" draw:text-style-name="P1" draw:layer="layout" svg:x1="2.257cm" svg:y1="35.834cm" svg:x2="-0.405cm" svg:y2="35.817cm" draw:start-shape="id1" draw:start-glue-point="14" draw:end-shape="id19" draw:end-glue-point="10" svg:d="M2257 35834h-1506v-17h-1156" svg:viewBox="0 0 2663 18">
          <text:p/>
        </draw:connector>
        <draw:connector draw:style-name="gr7" draw:text-style-name="P1" draw:layer="layout" svg:x1="2.237cm" svg:y1="33.701cm" svg:x2="-0.405cm" svg:y2="33.704cm" draw:start-shape="id1" draw:start-glue-point="13" draw:end-shape="id20" svg:d="M2237 33701h-1486v3h-1156" svg:viewBox="0 0 2643 4">
          <text:p/>
        </draw:connector>
        <draw:connector draw:style-name="gr7" draw:text-style-name="P1" draw:layer="layout" svg:x1="2.238cm" svg:y1="31.792cm" svg:x2="-0.405cm" svg:y2="31.792cm" draw:start-shape="id1" draw:start-glue-point="12" draw:end-shape="id21" draw:end-glue-point="10" svg:d="M2238 31792h-2643" svg:viewBox="0 0 2644 1">
          <text:p/>
        </draw:connector>
        <draw:custom-shape draw:style-name="gr1" draw:text-style-name="P1" xml:id="id22" draw:id="id22" draw:layer="layout" svg:width="1.397cm" svg:height="1.397cm" svg:x="29.918cm" svg:y="34.24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30.618cm" svg:y1="37.785cm" svg:x2="30.617cm" svg:y2="35.644cm" draw:start-shape="id7" draw:start-glue-point="7" draw:end-shape="id22" draw:end-glue-point="8" svg:d="M30618 37785v-1644h-1v-497" svg:viewBox="0 0 2 2142">
          <text:p/>
        </draw:connector>
        <draw:custom-shape draw:style-name="gr1" draw:text-style-name="P1" xml:id="id23" draw:id="id23" draw:layer="layout" svg:width="1.397cm" svg:height="1.397cm" svg:x="-1.813cm" svg:y="27.52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-0.416cm" svg:y1="28.222cm" svg:x2="2.49cm" svg:y2="28.24cm" draw:start-shape="id23" draw:start-glue-point="10" draw:end-shape="id1" draw:end-glue-point="17" svg:d="M-416 28222h1161v18h1745" svg:viewBox="0 0 2907 19">
          <text:p/>
        </draw:connector>
        <draw:connector draw:style-name="gr7" draw:text-style-name="P1" draw:layer="layout" draw:line-skew="0cm 0.466cm" svg:x1="12.139cm" svg:y1="19.642cm" svg:x2="12.996cm" svg:y2="31.642cm" draw:start-shape="id24" draw:start-glue-point="4" draw:end-shape="id1" draw:end-glue-point="11" svg:d="M12139 19642v2590h2212v9410h-1355" svg:viewBox="0 0 2213 12001">
          <text:p/>
        </draw:connector>
        <draw:frame draw:style-name="gr3" draw:text-style-name="P1" xml:id="id25" draw:id="id25" draw:layer="layout" svg:width="4.751cm" svg:height="7.5cm" svg:x="3.123cm" svg:y="13.927cm">
          <draw:image xlink:href="Pictures/10000201000002470000034C0DD50B7DD63A594E.png" xlink:type="simple" xlink:show="embed" xlink:actuate="onLoad">
            <text:p/>
          </draw:image>
          <draw:glue-point draw:id="4" svg:x="0.079cm" svg:y="2.62cm"/>
          <draw:glue-point draw:id="6" svg:x="0.079cm" svg:y="-3.137cm"/>
          <draw:glue-point draw:id="8" svg:x="3.125cm" svg:y="2.604cm"/>
        </draw:frame>
        <draw:connector draw:style-name="gr7" draw:text-style-name="P1" draw:layer="layout" draw:line-skew="0.395cm" svg:x1="5.535cm" svg:y1="19.642cm" svg:x2="12.996cm" svg:y2="33.674cm" draw:start-shape="id25" draw:start-glue-point="4" draw:end-shape="id1" draw:end-glue-point="10" svg:d="M5535 19642v2985h8350v11047h-889" svg:viewBox="0 0 8351 14033">
          <text:p/>
        </draw:connector>
        <draw:connector draw:style-name="gr7" draw:text-style-name="P1" draw:layer="layout" draw:line-skew="-0.428cm" svg:x1="5.535cm" svg:y1="15.325cm" svg:x2="-0.992cm" svg:y2="12.742cm" draw:start-shape="id25" draw:start-glue-point="6" svg:d="M5535 15325v-2668h-6527v85" svg:viewBox="0 0 6528 2669">
          <text:p/>
        </draw:connector>
        <draw:connector draw:style-name="gr7" draw:text-style-name="P1" draw:layer="layout" draw:line-skew="-1.031cm" svg:x1="12.139cm" svg:y1="15.325cm" svg:x2="-0.926cm" svg:y2="11.154cm" draw:start-shape="id24" draw:start-glue-point="6" svg:d="M12139 15325v-4065h-13065v-106" svg:viewBox="0 0 13066 4172">
          <text:p/>
        </draw:connector>
        <draw:connector draw:style-name="gr8" draw:text-style-name="P1" xml:id="id26" draw:id="id26" draw:layer="layout" draw:line-skew="-3.422cm" svg:x1="26.164cm" svg:y1="26.337cm" svg:x2="32.514cm" svg:y2="35.789cm" draw:start-shape="id12" draw:start-glue-point="5" svg:d="M26164 26337v1687h6350v7765" svg:viewBox="0 0 6351 9453">
          <text:p/>
        </draw:connector>
        <draw:connector draw:style-name="gr8" draw:text-style-name="P1" draw:layer="layout" svg:x1="32.514cm" svg:y1="35.789cm" svg:x2="36.847cm" svg:y2="38.173cm" draw:start-shape="id26" draw:start-glue-point="3" draw:end-shape="id7" draw:end-glue-point="4" svg:d="M32514 35789h4333v2384" svg:viewBox="0 0 4334 2385">
          <text:p/>
        </draw:connector>
        <draw:connector draw:style-name="gr7" draw:text-style-name="P1" draw:layer="layout" svg:x1="36.196cm" svg:y1="31.826cm" svg:x2="29.605cm" svg:y2="33.895cm" draw:start-shape="id27" draw:start-glue-point="4" draw:end-shape="id28" draw:end-glue-point="3" svg:d="M36196 31826v2069h-6591" svg:viewBox="0 0 6592 2070">
          <text:p/>
        </draw:connector>
        <draw:connector draw:style-name="gr7" draw:text-style-name="P1" xml:id="id29" draw:id="id29" draw:layer="layout" draw:line-skew="-3.041cm" svg:x1="22.172cm" svg:y1="39.677cm" svg:x2="13.735cm" svg:y2="48.736cm" draw:end-shape="id2" draw:end-glue-point="15" svg:d="M22172 39677h-6678v9059h-1759" svg:viewBox="0 0 8438 9060">
          <text:p/>
        </draw:connector>
        <draw:connector draw:style-name="gr7" draw:text-style-name="P1" xml:id="id28" draw:id="id28" draw:layer="layout" svg:x1="22.172cm" svg:y1="39.677cm" svg:x2="29.605cm" svg:y2="33.895cm" draw:start-shape="id29" draw:start-glue-point="2" svg:d="M22172 39677h3992v-5782h3441" svg:viewBox="0 0 7434 5783">
          <text:p/>
        </draw:connector>
        <draw:connector draw:style-name="gr7" draw:text-style-name="P1" xml:id="id30" draw:id="id30" draw:layer="layout" draw:line-skew="-3.476cm" svg:x1="22.026cm" svg:y1="39.412cm" svg:x2="13.763cm" svg:y2="49.38cm" draw:end-shape="id2" draw:end-glue-point="16" svg:d="M22026 39412h-7040v9968h-1223" svg:viewBox="0 0 8264 9969">
          <text:p/>
        </draw:connector>
        <draw:connector draw:style-name="gr7" draw:text-style-name="P1" xml:id="id31" draw:id="id31" draw:layer="layout" svg:x1="22.026cm" svg:y1="39.412cm" svg:x2="29.459cm" svg:y2="33.63cm" draw:start-shape="id30" draw:start-glue-point="2" svg:d="M22026 39412h3992v-5782h3441" svg:viewBox="0 0 7434 5783">
          <text:p/>
        </draw:connector>
        <draw:connector draw:style-name="gr7" draw:text-style-name="P1" draw:layer="layout" svg:x1="36.45cm" svg:y1="25.494cm" svg:x2="29.459cm" svg:y2="33.63cm" draw:start-shape="id27" draw:start-glue-point="5" draw:end-shape="id31" draw:end-glue-point="3" svg:d="M36450 25494h-4379v8136h-2612" svg:viewBox="0 0 6992 81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8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vertical-align="middle"/>
      <style:paragraph-properties style:writing-mode="lr-tb"/>
      <style:text-properties fo: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N" style:family="graphic" style:parent-style-name="standard">
      <style:graphic-properties svg:stroke-width="0.1cm" svg:stroke-color="#66cc00" draw:marker-start-width="0.35cm" draw:marker-end-width="0.35cm"/>
      <style:paragraph-properties style:writing-mode="lr-tb"/>
    </style:style>
    <style:style style:name="_31_2v" style:display-name="12v" style:family="graphic">
      <style:graphic-properties svg:stroke-color="#ff0000"/>
      <style:paragraph-properties style:writing-mode="lr-tb"/>
    </style:style>
    <style:style style:name="Wire_20_Hole" style:display-name="Wire Hole" style:family="graphic" style:parent-style-name="standard">
      <style:graphic-properties svg:stroke-color="#b2b2b2" draw:fill-color="#b2b2b2" draw:fill-image-width="0cm" draw:fill-image-height="0cm"/>
      <style:paragraph-properties style:writing-mode="lr-tb"/>
    </style:style>
    <style:style style:name="_31_2v_20_From_20_Battery" style:display-name="12v From Battery" style:family="graphic" style:parent-style-name="standard">
      <style:graphic-properties svg:stroke-width="0.2cm" svg:stroke-color="#ff0000" draw:marker-start-width="0.5cm" draw:marker-end-width="0.5cm"/>
      <style:paragraph-properties style:writing-mode="lr-tb"/>
    </style:style>
    <style:style style:name="Ethernet" style:family="graphic" style:parent-style-name="standard">
      <style:graphic-properties draw:stroke="dash" draw:stroke-dash="Fine_20_Dashed" svg:stroke-width="0.1cm" svg:stroke-color="#999999" draw:marker-start-width="0.35cm" draw:marker-end-width="0.35cm"/>
      <style:paragraph-properties style:writing-mode="lr-tb"/>
    </style:style>
  </office:styles>
  <office:automatic-styles>
    <style:page-layout style:name="PM0">
      <style:page-layout-properties fo:margin-top="0cm" fo:margin-bottom="0cm" fo:margin-left="0cm" fo:margin-right="0cm" fo:page-width="45cm" fo:page-height="51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14:45:17.087000000</meta:creation-date>
    <dc:date>2017-01-22T17:08:40.992000000</dc:date>
    <meta:editing-duration>PT1H9M6S</meta:editing-duration>
    <meta:editing-cycles>13</meta:editing-cycles>
    <meta:generator>LibreOffice/5.2.4.2$Windows_x86 LibreOffice_project/3d5603e1122f0f102b62521720ab13a38a4e0eb0</meta:generator>
    <meta:document-statistic meta:object-count="62"/>
  </office:meta>
</office:document-meta>
</file>